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39in"/>
    </style:style>
    <style:style style:name="co2" style:family="table-column">
      <style:table-column-properties fo:break-before="auto" style:column-width="3.1626in"/>
    </style:style>
    <style:style style:name="co3" style:family="table-column">
      <style:table-column-properties fo:break-before="auto" style:column-width="5.6965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1.9118in"/>
    </style:style>
    <style:style style:name="co6" style:family="table-column">
      <style:table-column-properties fo:break-before="auto" style:column-width="2.704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ecko5educ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digikey:</text:p>
          </table:table-cell>
          <table:table-cell office:value-type="string" calcext:value-type="string">
            <text:p>Mous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23,C27</text:p>
          </table:table-cell>
          <table:table-cell office:value-type="string" calcext:value-type="string">
            <text:p>C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p</text:p>
          </table:table-cell>
          <table:table-cell table:number-columns-repeated="2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C25,C26,C28,C24</text:p>
          </table:table-cell>
          <table:table-cell office:value-type="string" calcext:value-type="string">
            <text:p>C_0603_1608Met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1608X5R0J106M080AB</text:p>
          </table:table-cell>
          <table:table-cell office:value-type="string" calcext:value-type="string">
            <text:p>445-4112-2-ND</text:p>
          </table:table-cell>
          <table:table-cell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C32,C31,C15,C19,C16,C22,C21,C13,C10,C17,C11,C12,C20,C14,C18,C5,C7,C3,C8,C1,C4,C30,C29,C6,C2</text:p>
          </table:table-cell>
          <table:table-cell office:value-type="string" calcext:value-type="string">
            <text:p>C_0402_1005Metri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1uF</text:p>
          </table:table-cell>
          <table:table-cell table:number-columns-repeated="2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C34,C33</text:p>
          </table:table-cell>
          <table:table-cell office:value-type="string" calcext:value-type="string">
            <text:p>C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pF</text:p>
          </table:table-cell>
          <table:table-cell table:number-columns-repeated="2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u3</text:p>
          </table:table-cell>
          <table:table-cell table:style-name="ce1" office:value-type="string" calcext:value-type="string">
            <text:p>399-C0402C335M7PAC7867TR-ND</text:p>
          </table:table-cell>
          <table:table-cell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D123,D122,D1,D124</text:p>
          </table:table-cell>
          <table:table-cell office:value-type="string" calcext:value-type="string">
            <text:p>D_0402_1005Met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A0530Q_R1_00001</text:p>
          </table:table-cell>
          <table:table-cell office:value-type="string" calcext:value-type="string">
            <text:p>3757-SBA0530Q_R1_00001CT-ND </text:p>
          </table:table-cell>
          <table:table-cell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D14,D78,D100,D86,D24,D88,D6,D97,D44,D25,D26,D90,D46,D10,D33,D53,D96,D63,D7,D36,D65,D73,D83,D50,D37,D32,D29,D11,D89,D76,D112,D117,D8,D98,D94,D80,D91,D57,D48,D9,D67,D3,D12,D28,D42,D27,D77,D56,D71,D16,D114,D39,D40,D49,D105,D20,D22,D109,D41,D52,D69,D45,D2,D47,D92,D121,D58,D87,D62,D23,D61,D106,D30,D70,D4,D93,D116,D72,D119,D110,D54,D85,D43,D21,D35,D5,D81,D111,D59,D107,D38,D17,D102,D99,D118,D51,D108,D31,D19,D95,D120,D64,D74,D75,D104,D55,D68,D66,D15,D84,D103,D60,D79,D113,D18,D115,D13,D34,D101,D82</text:p>
          </table:table-cell>
          <table:table-cell office:value-type="string" calcext:value-type="string">
            <text:p>RGB_LED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XZCMEDGCBD110W</text:p>
          </table:table-cell>
          <table:table-cell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USB_C_Receptacle_Molex_105450-0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C_Receptacle</text:p>
          </table:table-cell>
          <table:table-cell office:value-type="string" calcext:value-type="string">
            <text:p>WM12856CT-ND</text:p>
          </table:table-cell>
          <table:table-cell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HDMI_A_Molex_208658-1001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DMI_A</text:p>
          </table:table-cell>
          <table:table-cell office:value-type="string" calcext:value-type="string">
            <text:p>900-2086581001CT-ND</text:p>
          </table:table-cell>
          <table:table-cell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PinSocket_1x06_P2.54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6_Socket</text:p>
          </table:table-cell>
          <table:table-cell office:value-type="string" calcext:value-type="string">
            <text:p>SAM1225-06-ND</text:p>
          </table:table-cell>
          <table:table-cell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PinSocket_2x09_P2.54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9_Odd_Even</text:p>
          </table:table-cell>
          <table:table-cell office:value-type="string" calcext:value-type="string">
            <text:p>S5562-ND</text:p>
          </table:table-cell>
          <table:table-cell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SAMTEC_QSE-020-01-X-D-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SE-020-01-XXX-D</text:p>
          </table:table-cell>
          <table:table-cell office:value-type="string" calcext:value-type="string">
            <text:p>612-QSE-020-01-F-D-A-CT-ND</text:p>
          </table:table-cell>
          <table:table-cell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PinHeader_1x02_P1.27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2_Pin</text:p>
          </table:table-cell>
          <table:table-cell table:number-columns-repeated="2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L1,L2</text:p>
          </table:table-cell>
          <table:table-cell office:value-type="string" calcext:value-type="string">
            <text:p>INDUC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QM2HPN2R2MJ0L</text:p>
          </table:table-cell>
          <table:table-cell office:value-type="string" calcext:value-type="string">
            <text:p>490-6700-1-ND</text:p>
          </table:table-cell>
          <table:table-cell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Q15,Q6,Q4,Q16,Q17,Q3,Q1,Q11,Q13,Q2,Q10,Q14,Q8,Q12,Q7,Q9,Q5</text:p>
          </table:table-cell>
          <table:table-cell office:value-type="string" calcext:value-type="string">
            <text:p>SOT-2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C807</text:p>
          </table:table-cell>
          <table:table-cell office:value-type="string" calcext:value-type="string">
            <text:p>BC807-25-TPMSTR-ND</text:p>
          </table:table-cell>
          <table:table-cell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k3</text:p>
          </table:table-cell>
          <table:table-cell table:number-columns-repeated="2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R110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0k</text:p>
          </table:table-cell>
          <table:table-cell table:number-columns-repeated="2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R111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0k</text:p>
          </table:table-cell>
          <table:table-cell table:number-columns-repeated="2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string" calcext:value-type="string">
            <text:p>R112,R113</text:p>
          </table:table-cell>
          <table:table-cell office:value-type="string" calcext:value-type="string">
            <text:p>R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k</text:p>
          </table:table-cell>
          <table:table-cell table:number-columns-repeated="2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string" calcext:value-type="string">
            <text:p>R117,R116</text:p>
          </table:table-cell>
          <table:table-cell office:value-type="string" calcext:value-type="string">
            <text:p>R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k1</text:p>
          </table:table-cell>
          <table:table-cell table:number-columns-repeated="2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string" calcext:value-type="string">
            <text:p>R13,R10,R12,R21</text:p>
          </table:table-cell>
          <table:table-cell office:value-type="string" calcext:value-type="string">
            <text:p>R_0402_1005Met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k7</text:p>
          </table:table-cell>
          <table:table-cell table:number-columns-repeated="2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string" calcext:value-type="string">
            <text:p>R18,R19,R20</text:p>
          </table:table-cell>
          <table:table-cell office:value-type="string" calcext:value-type="string">
            <text:p>R_0402_1005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k</text:p>
          </table:table-cell>
          <table:table-cell table:number-columns-repeated="2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1</text:p>
          </table:table-cell>
          <table:table-cell table:number-columns-repeated="2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string" calcext:value-type="string">
            <text:p>R24,R30,R61,R46,R63,R26,R62,R4,R23,R45,R1,R15,R47,R29,R25,R2,R16,R60,R28,R7,R27</text:p>
          </table:table-cell>
          <table:table-cell office:value-type="string" calcext:value-type="string">
            <text:p>R_0402_1005Metri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0k</text:p>
          </table:table-cell>
          <table:table-cell table:number-columns-repeated="2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string" calcext:value-type="string">
            <text:p>R38,R44,R37,R43,R40,R42,R39,R41</text:p>
          </table:table-cell>
          <table:table-cell office:value-type="string" calcext:value-type="string">
            <text:p>R_0402_1005Metr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30E</text:p>
          </table:table-cell>
          <table:table-cell table:number-columns-repeated="2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k</text:p>
          </table:table-cell>
          <table:table-cell table:number-columns-repeated="2"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string" calcext:value-type="string">
            <text:p>R55,R35,R48,R52,R57,R49,R54,R34,R53,R36,R50,R51,R59,R32,R6,R58,R56,R33</text:p>
          </table:table-cell>
          <table:table-cell office:value-type="string" calcext:value-type="string">
            <text:p>R_0402_1005Metri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k</text:p>
          </table:table-cell>
          <table:table-cell table:number-columns-repeated="2"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string" calcext:value-type="string">
            <text:p>R8,R9,R3</text:p>
          </table:table-cell>
          <table:table-cell office:value-type="string" calcext:value-type="string">
            <text:p>R_0402_1005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k2</text:p>
          </table:table-cell>
          <table:table-cell table:number-columns-repeated="2"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string" calcext:value-type="string">
            <text:p>R81,R78,R93,R66,R72,R87,R75,R84,R90,R69</text:p>
          </table:table-cell>
          <table:table-cell office:value-type="string" calcext:value-type="string">
            <text:p>R_0402_1005Metr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74R</text:p>
          </table:table-cell>
          <table:table-cell table:number-columns-repeated="2"/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string" calcext:value-type="string">
            <text:p>R89,R91,R70,R83,R80,R77,R68,R86,R73,R85,R76,R67,R82,R65,R71,R88,R79,R74,R64,R92</text:p>
          </table:table-cell>
          <table:table-cell office:value-type="string" calcext:value-type="string">
            <text:p>R_0402_1005Metri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98R</text:p>
          </table:table-cell>
          <table:table-cell table:number-columns-repeated="2"/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W_JS52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S5208</text:p>
          </table:table-cell>
          <table:table-cell office:value-type="string" calcext:value-type="string">
            <text:p>EG4561-ND</text:p>
          </table:table-cell>
          <table:table-cell/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string" calcext:value-type="string">
            <text:p>SW1,SW5,SW2,SW4,SW3</text:p>
          </table:table-cell>
          <table:table-cell office:value-type="string" calcext:value-type="string">
            <text:p>pushbutt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450-1759-1-ND</text:p>
          </table:table-cell>
          <table:table-cell/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office:value-type="string" calcext:value-type="string">
            <text:p>SW6</text:p>
          </table:table-cell>
          <table:table-cell office:value-type="string" calcext:value-type="string">
            <text:p>SW_B3U-1000P_OM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3U-1000P[]</text:p>
          </table:table-cell>
          <table:table-cell office:value-type="string" calcext:value-type="string">
            <text:p>SW1020CT-ND</text:p>
          </table:table-cell>
          <table:table-cell/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office:value-type="string" calcext:value-type="string">
            <text:p>SW9</text:p>
          </table:table-cell>
          <table:table-cell office:value-type="string" calcext:value-type="string">
            <text:p>dipsw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DIP_x08</text:p>
          </table:table-cell>
          <table:table-cell office:value-type="string" calcext:value-type="string">
            <text:p>1-1825058-9-ND</text:p>
          </table:table-cell>
          <table:table-cell/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OIC-8_3.9x4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C46C-I/SN</text:p>
          </table:table-cell>
          <table:table-cell office:value-type="string" calcext:value-type="string">
            <text:p>93C46C-I/SN-ND</text:p>
          </table:table-cell>
          <table:table-cell/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P5907MFX-1.8</text:p>
          </table:table-cell>
          <table:table-cell office:value-type="string" calcext:value-type="string">
            <text:p>296-41463-1-ND</text:p>
          </table:table-cell>
          <table:table-cell/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SOP-8_5.28x5.23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X25R3235FM2IL0</text:p>
          </table:table-cell>
          <table:table-cell office:value-type="string" calcext:value-type="string">
            <text:p>1092-1200-ND</text:p>
          </table:table-cell>
          <table:table-cell/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office:value-type="string" calcext:value-type="string">
            <text:p>U12</text:p>
          </table:table-cell>
          <table:table-cell office:value-type="string" calcext:value-type="string">
            <text:p>LTC-4627J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C-4627JR</text:p>
          </table:table-cell>
          <table:table-cell office:value-type="string" calcext:value-type="string">
            <text:p>160-1550-5-ND</text:p>
          </table:table-cell>
          <table:table-cell/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office:value-type="string" calcext:value-type="string">
            <text:p>U13,U14</text:p>
          </table:table-cell>
          <table:table-cell office:value-type="string" calcext:value-type="string">
            <text:p>SOT-23-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CP1529A</text:p>
          </table:table-cell>
          <table:table-cell office:value-type="string" calcext:value-type="string">
            <text:p>NCP1529ASNT1GOSTR-ND</text:p>
          </table:table-cell>
          <table:table-cell/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office:value-type="string" calcext:value-type="string">
            <text:p>U15</text:p>
          </table:table-cell>
          <table:table-cell office:value-type="string" calcext:value-type="string">
            <text:p>IC_FSUSB30UM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SUSB30UMX</text:p>
          </table:table-cell>
          <table:table-cell office:value-type="string" calcext:value-type="string">
            <text:p>FSUSB30UMXCT-ND</text:p>
          </table:table-cell>
          <table:table-cell/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SOT65P280X100-8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C2632CTS8-LZ12TRMPBF</text:p>
          </table:table-cell>
          <table:table-cell office:value-type="string" calcext:value-type="string">
            <text:p>505-LTC2632CTS8-LZ12#TRMPBFCT-ND</text:p>
          </table:table-cell>
          <table:table-cell/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office:value-type="string" calcext:value-type="string">
            <text:p>U17</text:p>
          </table:table-cell>
          <table:table-cell office:value-type="string" calcext:value-type="string">
            <text:p>SOP50P490X110-11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11102AUB+T</text:p>
          </table:table-cell>
          <table:table-cell office:value-type="string" calcext:value-type="string">
            <text:p>175-MAX11102AUB+TCT-ND</text:p>
          </table:table-cell>
          <table:table-cell/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office:value-type="string" calcext:value-type="string">
            <text:p>U18</text:p>
          </table:table-cell>
          <table:table-cell office:value-type="string" calcext:value-type="string">
            <text:p>SOIC8-N_MC_M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7940MT-I/SN</text:p>
          </table:table-cell>
          <table:table-cell office:value-type="string" calcext:value-type="string">
            <text:p>MCP7940MT-I/SNCT-ND</text:p>
          </table:table-cell>
          <table:table-cell/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QFN-64-1EP_9x9mm_P0.5mm_EP4.35x4.3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2232HQ</text:p>
          </table:table-cell>
          <table:table-cell office:value-type="string" calcext:value-type="string">
            <text:p>768-1025-1-ND</text:p>
          </table:table-cell>
          <table:table-cell/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QFN72_10X10_LAT-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I9022ACNU</text:p>
          </table:table-cell>
          <table:table-cell office:value-type="string" calcext:value-type="string">
            <text:p>SII9022ACNU-ND</text:p>
          </table:table-cell>
          <table:table-cell office:value-type="string" calcext:value-type="string">
            <text:p>842-SII9022ACNU </text:p>
          </table:table-cell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office:value-type="string" calcext:value-type="string">
            <text:p>U4,U5</text:p>
          </table:table-cell>
          <table:table-cell office:value-type="string" calcext:value-type="string">
            <text:p>SOT815-1_3.5_5.5_0.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4HC154BQ,118</text:p>
          </table:table-cell>
          <table:table-cell office:value-type="string" calcext:value-type="string">
            <text:p>1727-6583-1-ND</text:p>
          </table:table-cell>
          <table:table-cell/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Lattice_caBGA-381_17.0x17.0mm_Layout20x20_P0.8mm_Ball0.4mm_Pad0.4mm_N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FE5U-85F-6BG381x</text:p>
          </table:table-cell>
          <table:table-cell office:value-type="string" calcext:value-type="string">
            <text:p>LFE5U-85F-6BG381C</text:p>
          </table:table-cell>
          <table:table-cell/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SOIC-8_5.23x5.23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25Q128JVS</text:p>
          </table:table-cell>
          <table:table-cell office:value-type="string" calcext:value-type="string">
            <text:p>W25Q128JVSIQCT-ND</text:p>
          </table:table-cell>
          <table:table-cell/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P5907MFX-2.5</text:p>
          </table:table-cell>
          <table:table-cell office:value-type="string" calcext:value-type="string">
            <text:p>296-40356-1-ND</text:p>
          </table:table-cell>
          <table:table-cell/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tf_bga_54L_8x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42VM16160k-75BLI</text:p>
          </table:table-cell>
          <table:table-cell office:value-type="string" calcext:value-type="string">
            <text:p>706-1313-ND</text:p>
          </table:table-cell>
          <table:table-cell/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Oscillator_SMD_ECS_2520MV-xxx-xx-4Pin_2.5x2.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S-2520MV-120-BL-TR</text:p>
          </table:table-cell>
          <table:table-cell office:value-type="string" calcext:value-type="string">
            <text:p>50-ECS-2520MV-120-BL-TRCT-ND</text:p>
          </table:table-cell>
          <table:table-cell/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Oscillator_SMD_ECS_2520MV-xxx-xx-4Pin_2.5x2.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S-2520MV-491.52-BL-TR</text:p>
          </table:table-cell>
          <table:table-cell office:value-type="string" calcext:value-type="string">
            <text:p>50-ECS-2520MV-491.52-BN-CT-ND</text:p>
          </table:table-cell>
          <table:table-cell/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OSCCC700X500X180-4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B3LV-3I-74M2500</text:p>
          </table:table-cell>
          <table:table-cell office:value-type="string" calcext:value-type="string">
            <text:p>110-CB3LV-3I-74M250000CT-ND</text:p>
          </table:table-cell>
          <table:table-cell/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Oscillator_SMD_ECS_2520MV-xxx-xx-4Pin_2.5x2.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S-2520MV-240-BL-TR</text:p>
          </table:table-cell>
          <table:table-cell office:value-type="string" calcext:value-type="string">
            <text:p>50-ECS-2520MV-240-BL-TRCT-ND</text:p>
          </table:table-cell>
          <table:table-cell/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Crystal_SMD_2012-2Pin_2.0x1.2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T2012-32.768-9-20-EXT-TR</text:p>
          </table:table-cell>
          <table:table-cell office:value-type="string" calcext:value-type="string">
            <text:p>2151-RT2012-32.768-9-20-EXT-TRCT-ND</text:p>
          </table:table-cell>
          <table:table-cell/>
        </table:table-row>
      </table:table>
      <table:named-expressions/>
      <table:database-ranges>
        <table:database-range table:name="__Anonymous_Sheet_DB__0" table:target-range-address="gecko5education.B2:gecko5education.H5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0T12:03:34.143746807</dc:date>
    <meta:editing-duration>PT21S</meta:editing-duration>
    <meta:editing-cycles>1</meta:editing-cycles>
    <meta:document-statistic meta:table-count="1" meta:cell-count="319" meta:object-count="0"/>
    <meta:generator>LibreOffice/7.3.7.2$Linux_X86_64 LibreOffice_project/30$Build-2</meta:generator>
  </office:meta>
</office:document-meta>
</file>